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1.008cm" fo:margin-left="0cm" fo:margin-right="-0.009cm" table:align="margins"/>
    </style:style>
    <style:style style:name="Table1.A" style:family="table-column">
      <style:table-column-properties style:column-width="3.784cm" style:rel-column-width="2145*"/>
    </style:style>
    <style:style style:name="Table1.B" style:family="table-column">
      <style:table-column-properties style:column-width="3.556cm" style:rel-column-width="2016*"/>
    </style:style>
    <style:style style:name="Table1.C" style:family="table-column">
      <style:table-column-properties style:column-width="4.417cm" style:rel-column-width="2504*"/>
    </style:style>
    <style:style style:name="Table1.D" style:family="table-column">
      <style:table-column-properties style:column-width="0.441cm" style:rel-column-width="250*"/>
    </style:style>
    <style:style style:name="Table1.E" style:family="table-column">
      <style:table-column-properties style:column-width="0.476cm" style:rel-column-width="270*"/>
    </style:style>
    <style:style style:name="Table1.F" style:family="table-column">
      <style:table-column-properties style:column-width="8.202cm" style:rel-column-width="4650*"/>
    </style:style>
    <style:style style:name="Table1.G" style:family="table-column">
      <style:table-column-properties style:column-width="0.132cm" style:rel-column-width="7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WEG DESIGN PLANNING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Client Interaction</text:p>
          </table:table-cell>
          <table:table-cell table:style-name="Table1.B1" table:number-columns-spanned="6" office:value-type="string">
            <text:list xml:id="list1708196047908179254" text:style-name="L1">
              <text:list-item>
                <text:p text:style-name="P1">Their Goals</text:p>
              </text:list-item>
              <text:list-item>
                <text:p text:style-name="P1">Target Audience</text:p>
              </text:list-item>
              <text:list-item>
                <text:p text:style-name="P1">What Product/Services are they selling</text:p>
              </text:list-item>
              <text:list-item>
                <text:p text:style-name="P1">Functions</text:p>
                <text:p text:style-name="P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6" office:value-type="string">
            <text:p text:style-name="Table_20_Contents">Wireframe/Planning</text:p>
          </table:table-cell>
          <table:table-cell table:style-name="Table1.A2" table:number-rows-spanned="6" office:value-type="string">
            <text:list xml:id="list9189276374322235053" text:style-name="L2">
              <text:list-header>
                <text:p text:style-name="P2"/>
                <text:p text:style-name="P2"/>
              </text:list-header>
              <text:list-item>
                <text:p text:style-name="P2">Web Pages</text:p>
              </text:list-item>
            </text:list>
          </table:table-cell>
          <table:table-cell table:style-name="Table1.A2" table:number-columns-spanned="4" office:value-type="string">
            <text:list xml:id="list38260697" text:continue-numbering="true" text:style-name="L2">
              <text:list-header>
                <text:p text:style-name="P2">Smack Technologies</text:p>
                <text:p text:style-name="P2">- Home Page -</text:p>
                <text:p text:style-name="P2"/>
              </text:list-header>
            </text:list>
          </table:table-cell>
          <table:covered-table-cell/>
          <table:covered-table-cell/>
          <table:covered-table-cell/>
          <table:table-cell table:style-name="Table1.G2" office:value-type="string">
            <text:list xml:id="list38253609" text:continue-numbering="true" text:style-name="L2">
              <text:list-header>
                <text:p text:style-name="P2"/>
              </text:list-header>
            </text:list>
          </table:table-cell>
        </table:table-row>
        <table:table-row>
          <table:covered-table-cell/>
          <table:covered-table-cell/>
          <table:table-cell table:style-name="Table1.A2" table:number-rows-spanned="3" table:number-columns-spanned="3" office:value-type="string">
            <text:list xml:id="list38247367" text:continue-numbering="true" text:style-name="L2">
              <text:list-header>
                <text:p text:style-name="P2">Services </text:p>
                <text:p text:style-name="P2"/>
              </text:list-header>
            </text:list>
          </table:table-cell>
          <table:covered-table-cell/>
          <table:covered-table-cell/>
          <table:table-cell table:style-name="Table1.A2" office:value-type="string">
            <text:list xml:id="list38266617" text:continue-numbering="true" text:style-name="L2">
              <text:list-header>
                <text:p text:style-name="P2">Website Design/Development/Management</text:p>
              </text:list-header>
            </text:list>
          </table:table-cell>
          <table:table-cell table:style-name="Table1.G2" table:number-rows-spanned="5" office:value-type="string">
            <text:list xml:id="list38273072" text:continue-numbering="true" text:style-name="L2">
              <text:list-item>
                <text:list>
                  <text:list-item>
                    <text:list>
                      <text:list-header>
                        <text:p text:style-name="P2">en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list xml:id="list38273364" text:continue-numbering="true" text:style-name="L2">
              <text:list-header>
                <text:p text:style-name="P2">Datebase Development/Managent</text:p>
              </text:list-header>
            </text:list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list xml:id="list38248450" text:continue-numbering="true" text:style-name="L2">
              <text:list-header>
                <text:p text:style-name="P2">IT Security Analysis</text:p>
              </text:list-header>
            </text:list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list xml:id="list38274138" text:continue-numbering="true" text:style-name="L2">
              <text:list-header>
                <text:p text:style-name="P2">Products</text:p>
                <text:p text:style-name="P2"/>
              </text:list-header>
            </text:list>
          </table:table-cell>
          <table:covered-table-cell/>
          <table:table-cell table:style-name="Table1.A2" table:number-columns-spanned="2" office:value-type="string">
            <text:list xml:id="list38265371" text:continue-numbering="true" text:style-name="L2">
              <text:list-item>
                <text:p text:style-name="P2">Smack Crack <text:s/>Security</text:p>
                <text:list>
                  <text:list-item>
                    <text:p text:style-name="P2">Internet Securtity</text:p>
                  </text:list-item>
                  <text:list-item>
                    <text:p text:style-name="P2">Antivirus</text:p>
                  </text:list-item>
                  <text:list-item>
                    <text:p text:style-name="P2">Firewall</text:p>
                  </text:list-item>
                  <text:list-item>
                    <text:p text:style-name="P2">Malware Removal</text:p>
                  </text:list-item>
                  <text:list-item>
                    <text:p text:style-name="P2">VPN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list xml:id="list38274225" text:continue-numbering="true" text:style-name="L2">
              <text:list-header>
                <text:p text:style-name="P2">Contact</text:p>
              </text:list-header>
            </text:list>
            <text:p text:style-name="Table_20_Contents"/>
          </table:table-cell>
          <table:table-cell table:style-name="Table1.A2" table:number-columns-spanned="3" office:value-type="string">
            <text:list xml:id="list38245603" text:continue-numbering="true" text:style-name="L2">
              <text:list-item>
                <text:p text:style-name="P2">Sujay</text:p>
              </text:list-item>
              <text:list-item>
                <text:p text:style-name="P2">Kevin Tight</text:p>
              </text:list-item>
              <text:list-item>
                <text:p text:style-name="P2">Micheal</text:p>
              </text:list-item>
              <text:list-item>
                <text:p text:style-name="P2">Penuel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Table_20_Contents">Design/Development</text:p>
          </table:table-cell>
          <table:table-cell table:style-name="Table1.G2" table:number-columns-spanned="6" office:value-type="string">
            <text:p text:style-name="Table_20_Contents">HTM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G2" table:number-columns-spanned="6" office:value-type="string">
            <text:p text:style-name="Table_20_Contents">JavaScrip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Deployment</text:p>
          </table:table-cell>
          <table:table-cell table:style-name="Table1.G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9M49S</meta:editing-duration>
    <meta:editing-cycles>6</meta:editing-cycles>
    <meta:generator>OpenOffice/4.1.2$Win32 OpenOffice.org_project/412m3$Build-9782</meta:generator>
    <dc:date>2016-11-18T18:08:10.78</dc:date>
    <meta:document-statistic meta:table-count="1" meta:image-count="0" meta:object-count="0" meta:page-count="1" meta:paragraph-count="31" meta:word-count="78" meta:character-count="451"/>
    <meta:user-defined meta:name="Info 1"/>
    <meta:user-defined meta:name="Info 2"/>
    <meta:user-defined meta:name="Info 3"/>
    <meta:user-defined meta:name="Info 4"/>
  </office:meta>
</office:document-meta>
</file>